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-Töne sind für Zielbefehle, welche kein Angriff sind.</text:p>
      <text:p text:style-name="Text_20_body"><text:span text:style-name="T1">Die Sprüche sollten waffenunabhängig sein.</text:span><text:line-break/><text:bookmark text:name="rwtp0"/><text:bookmark text:name="j7l:"/><text:span text:style-name="T3"><text:line-break/></text:span><text:span text:style-name="T2">Kleriker</text:span><text:bookmark text:name="j7l:0"/></text:p>
      <text:list xml:id="list418922802" text:style-name="L1">
        <text:list-item>
          <text:p text:style-name="P4"><text:bookmark text:name="j7l:2"/><text:bookmark text:name="j7l:1"/>Klassenauswahl: “Schützt den Glauben!”</text:p>
        </text:list-item>
        <text:list-item>
          <text:p text:style-name="P4"><text:bookmark text:name="mwfs"/>Ja1:<text:bookmark text:name="ov17"/> “Sofort.”</text:p>
        </text:list-item>
        <text:list-item>
          <text:p text:style-name="P4">Ja2: “Beeilung.”</text:p>
        </text:list-item>
        <text:list-item>
          <text:p text:style-name="P4">Ja3: “Lasst mich nachsehen.”</text:p>
        </text:list-item>
        <text:list-item>
          <text:p text:style-name="P4"><text:bookmark text:name="s.3q"/>JaAngriff1:<text:bookmark text:name="ov170"/> “Für meinen Glauben!”</text:p>
        </text:list-item>
        <text:list-item>
          <text:p text:style-name="P4">JaAngriff2: “Züchtigt sie!”</text:p>
        </text:list-item>
        <text:list-item>
          <text:p text:style-name="P4">JaAngriff3: “Vernichtet die Ketzer!”</text:p>
        </text:list-item>
        <text:list-item>
          <text:p text:style-name="P4"><text:bookmark text:name="s.3q1"/>Was1:<text:bookmark text:name="rwtp1"/> “Was wünscht Ihr?”</text:p>
        </text:list-item>
        <text:list-item>
          <text:p text:style-name="P4">Was2: “Zur Stelle.”</text:p>
        </text:list-item>
        <text:list-item>
          <text:p text:style-name="P4">Was3: “Ich höre.”</text:p>
        </text:list-item>
        <text:list-item>
          <text:p text:style-name="P4"><text:bookmark text:name="s.3q2"/>Sauer1: „Drehbücher sind heilige Schriften!“</text:p>
        </text:list-item>
        <text:list-item>
          <text:p text:style-name="P4"><text:bookmark text:name="s.3q3"/>Tot1: </text:p>
        </text:list-item>
      </text:list>
      <text:p text:style-name="Text_20_body"><text:bookmark text:name="ov171"/><text:line-break/><text:bookmark text:name="ov172"/><text:span text:style-name="T2">Nekromant</text:span><text:bookmark text:name="ov173"/></text:p>
      <text:list xml:id="list440381561" text:style-name="L2">
        <text:list-item>
          <text:p text:style-name="P5"><text:bookmark text:name="ov175"/><text:bookmark text:name="ov174"/>Klassenauswahl: „Die Dunkelheit wird siegen!<text:bookmark text:name="f:yg"/>”</text:p>
        </text:list-item>
        <text:list-item>
          <text:p text:style-name="P5"><text:bookmark text:name="ov176"/>Ja1:<text:bookmark text:name="ov177"/> „Der Schatten kommt!”</text:p>
        </text:list-item>
        <text:list-item>
          <text:p text:style-name="P5">Ja2: „Ich folge dem Ruf der Toten!”</text:p>
        </text:list-item>
        <text:list-item>
          <text:p text:style-name="P5">Ja3: „Los!”</text:p>
        </text:list-item>
        <text:list-item>
          <text:p text:style-name="P5"><text:bookmark text:name="ov178"/>JaAngriff1:<text:bookmark text:name="ov179"/> „Langsam und schmerzhaft!”</text:p>
        </text:list-item>
        <text:list-item>
          <text:p text:style-name="P5">JaAngriff2: „Ihre Qual ist mein Fest!”</text:p>
        </text:list-item>
        <text:list-item>
          <text:p text:style-name="P5">JaAngriff3: „Verschont keinen!”</text:p>
        </text:list-item>
        <text:list-item>
          <text:p text:style-name="P5"><text:bookmark text:name="ov1710"/>Was1:<text:bookmark text:name="ov1711"/> „Die Finsternis bricht herein.”</text:p>
        </text:list-item>
        <text:list-item>
          <text:p text:style-name="P5">Was2: „Ja?”</text:p>
        </text:list-item>
        <text:list-item>
          <text:p text:style-name="P5">Was3: „Was ist?”</text:p>
        </text:list-item>
        <text:list-item>
          <text:p text:style-name="P5"><text:bookmark text:name="ov1712"/>Sauer1: „Organtransporter fahren schnelle Wagen!“</text:p>
        </text:list-item>
        <text:list-item>
          <text:p text:style-name="P5"><text:bookmark text:name="ov1713"/>Tot1: </text:p>
        </text:list-item>
      </text:list>
      <text:p text:style-name="Text_20_body"><text:bookmark text:name="b6jk"/><text:line-break/><text:bookmark text:name="b6jk1"/><text:span text:style-name="T2">Druide</text:span></text:p>
      <text:list xml:id="list665047704" text:style-name="L3">
        <text:list-item>
          <text:p text:style-name="P6"><text:bookmark text:name="b6jk3"/><text:bookmark text:name="b6jk2"/>Klassenauswahl: “<text:bookmark text:name="b6jk4"/>Der Wald ist mein Heim!”</text:p>
        </text:list-item>
        <text:list-item>
          <text:p text:style-name="P6"><text:bookmark text:name="b6jk5"/>Ja1:<text:bookmark text:name="b6jk6"/> „Ich folge dem Pfad.“</text:p>
        </text:list-item>
        <text:list-item>
          <text:p text:style-name="P6">Ja2: „Sachte.“</text:p>
        </text:list-item>
        <text:list-item>
          <text:p text:style-name="P6">Ja3: „In welcher Gestalt?.“</text:p>
        </text:list-item>
        <text:list-item>
          <text:p text:style-name="P6"><text:bookmark text:name="b6jk7"/>JaAngriff1:<text:bookmark text:name="b6jk8"/> „Der Wald wird sie holen!“</text:p>
        </text:list-item>
        <text:list-item>
          <text:p text:style-name="P6">JaAngriff2: „Sie sollen zur Erde zurückkehren!“</text:p>
        </text:list-item>
        <text:list-item>
          <text:p text:style-name="P6">JaAngriff3: „Fressen für die Raubtiere!“</text:p>
        </text:list-item>
        <text:list-item>
          <text:p text:style-name="P6"><text:bookmark text:name="b6jk9"/>Was1:<text:bookmark text:name="b6jk10"/> „Lauscht dem Klang der Natur!“</text:p>
        </text:list-item>
        <text:list-item>
          <text:p text:style-name="P6">Was2: „Was gibt es?“</text:p>
        </text:list-item>
        <text:list-item>
          <text:p text:style-name="P6">Was3: „Braucht Ihr Heilung?“</text:p>
        </text:list-item>
        <text:list-item>
          <text:p text:style-name="P6"><text:bookmark text:name="b6jk11"/>Sauer1: „Atomkraft ist keine Lösung!“</text:p>
        </text:list-item>
        <text:list-item>
          <text:p text:style-name="P6"><text:bookmark text:name="b6jk12"/>Tot1: </text:p>
        </text:list-item>
      </text:list>
      <text:p text:style-name="P1"><text:bookmark text:name="ot.a0"/>Ritter<text:bookmark text:name="ot.a1"/></text:p>
      <text:list xml:id="list131432840" text:style-name="L4">
        <text:list-item>
          <text:p text:style-name="P7"><text:bookmark text:name="ot.a3"/><text:bookmark text:name="ot.a2"/>Klassenauswahl: „Stärke, Mut und Ehre!<text:bookmark text:name="kjyo"/>”</text:p>
        </text:list-item>
        <text:list-item>
          <text:p text:style-name="P7"><text:bookmark text:name="ot.a4"/>Ja1:<text:bookmark text:name="ot.a5"/> „Ich kenne keine Furcht!”</text:p>
        </text:list-item>
        <text:list-item>
          <text:p text:style-name="P7">Ja2: „Was verbirgt sich dort?”</text:p>
        </text:list-item>
        <text:list-item>
          <text:p text:style-name="P7">Ja3: „Ich sehe für Euch nach.”</text:p>
        </text:list-item>
        <text:list-item>
          <text:p text:style-name="P7"><text:bookmark text:name="ot.a6"/>JaAngriff1:<text:bookmark text:name="ot.a7"/> „Beschützt die Wehrlosen!”</text:p>
        </text:list-item>
        <text:list-item>
          <text:p text:style-name="P7">JaAngriff2: „Verteidigt euch!”</text:p>
        </text:list-item>
        <text:list-item>
          <text:p text:style-name="P7">JaAngriff3: „Schlagt sie in die Flucht!”</text:p>
        </text:list-item>
        <text:list-item>
          <text:p text:style-name="P7"><text:bookmark text:name="ot.a8"/>Was1:<text:bookmark text:name="ot.a9"/> „Wie kann ich Euch dienen?”</text:p>
        </text:list-item>
        <text:list-item>
          <text:p text:style-name="P7">Was2: „Ruhmreiche Zeiten stehen uns bevor.”</text:p>
        </text:list-item>
        <text:list-item>
          <text:p text:style-name="P7">Was3: „Zu Euren Diensten.”</text:p>
        </text:list-item>
        <text:list-item>
          <text:p text:style-name="P7"><text:bookmark text:name="ot.a10"/>Sauer1: „Die Rüstung schützt vor Komfort!“</text:p>
        </text:list-item>
        <text:list-item>
          <text:p text:style-name="P7"><text:bookmark text:name="ot.a11"/>Tot1: </text:p>
        </text:list-item>
      </text:list>
      <text:p text:style-name="Text_20_body"><text:bookmark text:name="nlrj"/><text:line-break/><text:bookmark text:name="nlrj0"/><text:span text:style-name="T2">Drachentöter</text:span><text:bookmark text:name="nlrj1"/></text:p>
      <text:list xml:id="list920931078" text:style-name="L5">
        <text:list-item>
          <text:p text:style-name="P8"><text:bookmark text:name="nlrj3"/><text:bookmark text:name="nlrj2"/>Klassenauswahl: “Wann gibts den Sold?<text:bookmark text:name="nlrj4"/>”</text:p>
        </text:list-item>
        <text:list-item>
          <text:p text:style-name="P8"><text:bookmark text:name="nlrj5"/>Ja1:<text:bookmark text:name="nlrj6"/> „Ist so gut wie erledigt.”</text:p>
        </text:list-item>
        <text:list-item>
          <text:p text:style-name="P8">Ja2: „Ich geh ja schon.”</text:p>
        </text:list-item>
        <text:list-item>
          <text:p text:style-name="P8">Ja3: „Zeitverschwendung.”</text:p>
        </text:list-item>
        <text:list-item>
          <text:p text:style-name="P8"><text:bookmark text:name="nlrj7"/>JaAngriff1:<text:bookmark text:name="nlrj8"/> „Schlachtet sie!”</text:p>
        </text:list-item>
        <text:list-item>
          <text:p text:style-name="P8">JaAngriff2: „Hackt sie in Stücke!”</text:p>
        </text:list-item>
        <text:list-item>
          <text:p text:style-name="P8">JaAngriff3: „Lasst keinen am Leben!”</text:p>
        </text:list-item>
        <text:list-item>
          <text:p text:style-name="P8"><text:bookmark text:name="nlrj9"/>Was1:<text:bookmark text:name="nlrj10"/> „Gibt's was zu tun?”</text:p>
        </text:list-item>
        <text:list-item>
          <text:p text:style-name="P8">Was2: „Ich warte.”</text:p>
        </text:list-item>
        <text:list-item>
          <text:p text:style-name="P8">Was3: „Habt Ihr einen Drachen gesehen?”</text:p>
        </text:list-item>
        <text:list-item>
          <text:p text:style-name="P8"><text:bookmark text:name="nlrj11"/>Sauer1: „Drachen sind bedrohte Tierarten!“</text:p>
        </text:list-item>
        <text:list-item>
          <text:p text:style-name="P8"><text:bookmark text:name="nlrj12"/>Tot1: </text:p>
        </text:list-item>
      </text:list>
      <text:p text:style-name="Text_20_body"><text:bookmark text:name="yco7"/><text:line-break/><text:bookmark text:name="yco70"/><text:span text:style-name="T2">Waldläufer</text:span><text:bookmark text:name="mbxo1"/><text:bookmark text:name="mbxo0"/></text:p>
      <text:list xml:id="list1449555957" text:style-name="L6">
        <text:list-item>
          <text:p text:style-name="P9"><text:bookmark text:name="mbxo3"/><text:bookmark text:name="mbxo2"/>Klassenauswahl: “Geht in Deckung!<text:bookmark text:name="mbxo4"/>”</text:p>
        </text:list-item>
        <text:list-item>
          <text:p text:style-name="P9"><text:bookmark text:name="mbxo5"/>Ja1:<text:bookmark text:name="mbxo6"/> “Schnell wie ein Reh!”</text:p>
        </text:list-item>
        <text:list-item>
          <text:p text:style-name="P9">Ja2: “Niemand wird mich bemerken!”</text:p>
        </text:list-item>
        <text:list-item>
          <text:p text:style-name="P9">Ja3: “Ich eile schon.”</text:p>
        </text:list-item>
        <text:list-item>
          <text:p text:style-name="P9"><text:bookmark text:name="mbxo7"/>JaAngriff1:<text:bookmark text:name="mbxo8"/> “Bringt sie zu Fall!”</text:p>
        </text:list-item>
        <text:list-item>
          <text:p text:style-name="P9">JaAngriff2: “Versperrt ihnen den Weg!”</text:p>
        </text:list-item>
        <text:list-item>
          <text:p text:style-name="P9">JaAngriff3: “Lockt sie in die Falle!”</text:p>
        </text:list-item>
        <text:list-item>
          <text:p text:style-name="P9"><text:bookmark text:name="mbxo9"/>Was1:<text:bookmark text:name="mbxo10"/> “Ich halte Ausschau.”</text:p>
        </text:list-item>
        <text:list-item>
          <text:p text:style-name="P9">Was2: “Leise!”</text:p>
        </text:list-item>
        <text:list-item>
          <text:p text:style-name="P9">Was3: “Ich halte Euch den Rücken frei.”</text:p>
        </text:list-item>
        <text:list-item>
          <text:p text:style-name="P9"><text:bookmark text:name="mbxo11"/>Sauer1: „Ich halte viel vom Waldbrandrodungswanderfeldbau!“</text:p>
        </text:list-item>
        <text:list-item>
          <text:p text:style-name="P9"><text:bookmark text:name="mbxo12"/>Tot1: </text:p>
        </text:list-item>
      </text:list>
      <text:p text:style-name="P1"><text:bookmark text:name="sp800"/>Elementarmagier<text:bookmark text:name="sp802"/><text:bookmark text:name="sp801"/></text:p>
      <text:list xml:id="list1151381250" text:style-name="L7">
        <text:list-item>
          <text:p text:style-name="P10"><text:bookmark text:name="sp804"/><text:bookmark text:name="sp803"/>Klassenauswahl: “Fürchtet die Wut der Elemente!<text:bookmark text:name="sp805"/>”</text:p>
        </text:list-item>
        <text:list-item>
          <text:p text:style-name="P10"><text:bookmark text:name="sp806"/>Ja1:<text:bookmark text:name="sp807"/> „Ich gehe.”</text:p>
        </text:list-item>
        <text:list-item>
          <text:p text:style-name="P10">Ja2: „Was gibt es dort?”</text:p>
        </text:list-item>
        <text:list-item>
          <text:p text:style-name="P10">Ja3: „Wir werden sehen, wohin uns das führt.”</text:p>
        </text:list-item>
        <text:list-item>
          <text:p text:style-name="P10"><text:bookmark text:name="sp808"/>JaAngriff1:<text:bookmark text:name="sp809"/> „Meine Macht zerstört alles!”</text:p>
        </text:list-item>
        <text:list-item>
          <text:p text:style-name="P10">JaAngriff2: „Magie ist ihr Todesurteil!”</text:p>
        </text:list-item>
        <text:list-item>
          <text:p text:style-name="P10">JaAngriff3: „Ich werde sie töten!”</text:p>
        </text:list-item>
        <text:list-item>
          <text:p text:style-name="P10"><text:bookmark text:name="sp8010"/>Was1:<text:bookmark text:name="sp8011"/> „Ihr wünscht?”</text:p>
        </text:list-item>
        <text:list-item>
          <text:p text:style-name="P10">Was2: „Ich spüre die Kraft der Elemente.”</text:p>
        </text:list-item>
        <text:list-item>
          <text:p text:style-name="P10">Was3: „Feuer, Wind, Wasser, Erde!”</text:p>
        </text:list-item>
        <text:list-item>
          <text:p text:style-name="P10"><text:bookmark text:name="sp8012"/>Sauer1: „Vier Elemente sind etwas wenig!“</text:p>
        </text:list-item>
        <text:list-item>
          <text:p text:style-name="P10"><text:bookmark text:name="sp8013"/>Tot1: </text:p>
        </text:list-item>
      </text:list>
      <text:p text:style-name="Text_20_body"/>
      <text:p text:style-name="P3">Astralwandler</text:p>
      <text:list xml:id="list963529329" text:continue-list="list665047704" text:style-name="L3">
        <text:list-item>
          <text:p text:style-name="P6">Klassenauswahl: “Folgt mir in die andre Welt!<text:bookmark text:name="b6jk41"/>”</text:p>
        </text:list-item>
        <text:list-item>
          <text:p text:style-name="P6"><text:bookmark text:name="b6jk51"/>Ja1:<text:bookmark text:name="b6jk61"/> „Auf, durch alle Welten!“</text:p>
        </text:list-item>
        <text:list-item>
          <text:p text:style-name="P6">Ja2: „Wohin auch immer.“</text:p>
        </text:list-item>
        <text:list-item>
          <text:p text:style-name="P6">Ja3: „Ich bin auf dem Weg.“</text:p>
        </text:list-item>
        <text:list-item>
          <text:p text:style-name="P6"><text:bookmark text:name="b6jk71"/>JaAngriff1:<text:bookmark text:name="b6jk81"/> „Macht euch gefasst!“</text:p>
        </text:list-item>
        <text:list-item>
          <text:p text:style-name="P6">JaAngriff2: „Eure Geister sind mein!“</text:p>
        </text:list-item>
        <text:list-item>
          <text:p text:style-name="P6">JaAngriff3: „Körper und Geist, beides muss schwinden!“</text:p>
        </text:list-item>
        <text:list-item>
          <text:p text:style-name="P6"><text:bookmark text:name="b6jk91"/>Was1:<text:bookmark text:name="b6jk101"/> „Ich bin müde.“</text:p>
        </text:list-item>
        <text:list-item>
          <text:p text:style-name="P6">Was2: „Langweilt Euch Eure Gestalt?“</text:p>
        </text:list-item>
        <text:list-item>
          <text:p text:style-name="P6">Was3: „Was ist denn?“</text:p>
        </text:list-item>
        <text:list-item>
          <text:p text:style-name="P6"><text:bookmark text:name="b6jk111"/>Sauer1: „Astral klingt merkwürdig!“</text:p>
        </text:list-item>
        <text:list-item>
          <text:p text:style-name="P6">Tot1: </text:p>
        </text:list-item>
      </text:list>
      <text:p text:style-name="Text_20_body"><text:bookmark text:name="oe9l"/><text:line-break/><text:bookmark text:name="oe9l0"/><text:span text:style-name="T2">Illusionist</text:span><text:bookmark text:name="oe9l1"/></text:p>
      <text:list xml:id="list2136179612" text:style-name="L8">
        <text:list-item>
          <text:p text:style-name="P11"><text:bookmark text:name="oe9l3"/><text:bookmark text:name="oe9l2"/>Klassenauswahl: “Traut Ihr Euren Augen?<text:bookmark text:name="oe9l4"/>”</text:p>
        </text:list-item>
        <text:list-item>
          <text:p text:style-name="P11"><text:bookmark text:name="oe9l5"/>Ja1:<text:bookmark text:name="oe9l6"/> </text:p>
        </text:list-item>
        <text:list-item>
          <text:p text:style-name="P11"><text:bookmark text:name="oe9l7"/>JaAngriff1:<text:bookmark text:name="oe9l8"/> </text:p>
        </text:list-item>
        <text:list-item>
          <text:p text:style-name="P11"><text:bookmark text:name="oe9l9"/>Was1:<text:bookmark text:name="oe9l10"/> </text:p>
        </text:list-item>
        <text:list-item>
          <text:p text:style-name="P11"><text:bookmark text:name="oe9l11"/>Sauer1: </text:p>
        </text:list-item>
        <text:list-item>
          <text:p text:style-name="P11">Tot1: </text:p>
        </text:list-item>
      </text:list>
      <text:p text:style-name="Text_20_body"><text:bookmark text:name="i0wh"/><text:line-break/><text:bookmark text:name="i0wh0"/><text:span text:style-name="T2">Zauberer</text:span><text:bookmark text:name="i0wh1"/></text:p>
      <text:list xml:id="list2144554889" text:style-name="L9">
        <text:list-item>
          <text:p text:style-name="P12"><text:bookmark text:name="i0wh3"/><text:bookmark text:name="i0wh2"/>Klassenauswahl: „Weisheit ist mein Privileg!<text:bookmark text:name="i0wh4"/>”</text:p>
        </text:list-item>
        <text:list-item>
          <text:p text:style-name="P12"><text:bookmark text:name="i0wh5"/>Ja1:<text:bookmark text:name="i0wh6"/> „Ich wandere.”</text:p>
        </text:list-item>
        <text:list-item>
          <text:p text:style-name="P12">Ja2: „Ein weiter Weg.”</text:p>
        </text:list-item>
        <text:list-item>
          <text:p text:style-name="P12">Ja3: „Gebt mir etwas Zeit.”</text:p>
        </text:list-item>
        <text:list-item>
          <text:p text:style-name="P12"><text:bookmark text:name="i0wh7"/>JaAngriff1:<text:bookmark text:name="i0wh8"/> „Wenn ich sterbe dann nicht allein!“</text:p>
        </text:list-item>
        <text:list-item>
          <text:p text:style-name="P12">JaAngriff2: „Mit welchem Zauber?“</text:p>
        </text:list-item>
        <text:list-item>
          <text:p text:style-name="P12">JaAngriff3: „Ich schicke sie in die Vergangenheit!“</text:p>
        </text:list-item>
        <text:list-item>
          <text:p text:style-name="P12"><text:bookmark text:name="i0wh9"/>Was1:<text:bookmark text:name="i0wh10"/> „Ich denke nach.”</text:p>
        </text:list-item>
        <text:list-item>
          <text:p text:style-name="P12">Was2: „Teilt Euer Wissen mit mir!”</text:p>
        </text:list-item>
        <text:list-item>
          <text:p text:style-name="P12">Was3: „Meine Zauberkraft steht zur Verfügung!“</text:p>
        </text:list-item>
        <text:list-item>
          <text:p text:style-name="P12"><text:bookmark text:name="i0wh11"/>Sauer1: „Du kannst nicht vorbei!“</text:p>
        </text:list-item>
        <text:list-item>
          <text:p text:style-name="P12"><text:bookmark text:name="i0wh12"/><text:soft-page-break/>Tot1: <text:bookmark text:name="sp8014"/><text:bookmark text:name="mbxo13"/><text:bookmark text:name="ov1714"/><text:bookmark text:name="b6jk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2pt" style:language-asian="de" style:country-asian="DE" style:font-name-complex="Arial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>
      <style:text-properties fo:font-size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creation-date>2008-08-13T14:17:51</meta:creation-date>
    <dc:date>2011-08-14T22:45:55</dc:date>
    <dc:language>en-US</dc:language>
    <meta:editing-cycles>76</meta:editing-cycles>
    <meta:editing-duration>PT5H35M25S</meta:editing-duration>
    <meta:document-statistic meta:table-count="0" meta:image-count="0" meta:object-count="0" meta:page-count="4" meta:paragraph-count="125" meta:word-count="721" meta:character-count="3651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